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ourier New" style:font-name-complex="Courier New"/>
    </style:style>
    <style:style style:name="P5" style:family="paragraph" style:parent-style-name="Standard">
      <style:paragraph-properties fo:text-align="start" style:justify-single-word="false" style:writing-mode="lr-tb"/>
      <style:text-properties fo:color="#2a6099" loext:opacity="100%" fo:background-color="transparent"/>
    </style:style>
    <style:style style:name="P6" style:family="paragraph" style:parent-style-name="Standard">
      <style:paragraph-properties fo:text-align="start" style:justify-single-word="false" style:writing-mode="lr-tb"/>
      <style:text-properties fo:color="#2a6099" loext:opacity="100%" style:font-name="Courier New" style:font-name-complex="Courier New"/>
    </style:style>
    <style:style style:name="P7" style:family="paragraph" style:parent-style-name="Standard">
      <style:paragraph-properties fo:text-align="start" style:justify-single-word="false" style:writing-mode="lr-tb"/>
      <style:text-properties fo:color="#2a6099" loext:opacity="100%"/>
    </style:style>
    <style:style style:name="P8" style:family="paragraph" style:parent-style-name="Standard">
      <style:paragraph-properties fo:text-align="start" style:justify-single-word="false" style:writing-mode="lr-tb"/>
      <style:text-properties fo:color="#2a6099" loext:opacity="100%" officeooo:paragraph-rsid="0010ef5b"/>
    </style:style>
    <style:style style:name="P9" style:family="paragraph" style:parent-style-name="Standard">
      <style:paragraph-properties fo:text-align="start" style:justify-single-word="false" style:writing-mode="lr-tb"/>
      <style:text-properties fo:color="#2a6099" loext:opacity="100%" style:font-name="Liberation Sans" style:font-name-complex="Courier New"/>
    </style:style>
    <style:style style:name="P10" style:family="paragraph" style:parent-style-name="Standard">
      <style:paragraph-properties fo:text-align="start" style:justify-single-word="false" style:writing-mode="lr-tb"/>
      <style:text-properties fo:color="#2a6099" loext:opacity="100%" officeooo:paragraph-rsid="0010ef5b" style:font-name-complex="Liberation Serif1"/>
    </style:style>
    <style:style style:name="P11" style:family="paragraph" style:parent-style-name="Standard">
      <style:paragraph-properties fo:text-align="start" style:justify-single-word="false" style:writing-mode="lr-tb"/>
      <style:text-properties fo:color="#2a6099" loext:opacity="100%" style:font-name-complex="Liberation Serif1"/>
    </style:style>
    <style:style style:name="P12" style:family="paragraph" style:parent-style-name="Standard">
      <style:paragraph-properties fo:text-align="start" style:justify-single-word="false" style:writing-mode="lr-tb"/>
      <style:text-properties fo:color="#2a6099" loext:opacity="100%" officeooo:rsid="0010ef5b" officeooo:paragraph-rsid="0010ef5b" style:font-name-complex="Liberation Serif1"/>
    </style:style>
    <style:style style:name="P13" style:family="paragraph" style:parent-style-name="Standard">
      <style:paragraph-properties fo:text-align="start" style:justify-single-word="false" style:writing-mode="lr-tb"/>
      <style:text-properties fo:color="#2a6099" loext:opacity="100%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-complex="Liberation Serif1"/>
    </style:style>
    <style:style style:name="T4" style:family="text">
      <style:text-properties officeooo:rsid="0010ef5b" style:font-name-complex="Liberation Serif1"/>
    </style:style>
    <style:style style:name="T5" style:family="text">
      <style:text-properties style:use-window-font-color="true" loext:opacity="0%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e5be3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 style:font-name-complex="Liberation Serif1"/>
    </style:style>
    <style:style style:name="T10" style:family="text">
      <style:text-properties fo:background-color="#ffff00" loext:char-shading-value="0" style:font-name-complex="Liberation Serif1"/>
    </style:style>
    <style:style style:name="T11" style:family="text">
      <style:text-properties fo:background-color="#ffff00" loext:char-shading-value="0"/>
    </style:style>
    <style:style style:name="T12" style:family="text">
      <style:text-properties fo:color="#2a6099" loext:opacity="100%"/>
    </style:style>
    <style:style style:name="T13" style:family="text">
      <style:text-properties officeooo:rsid="001761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cionais</text:p>
      <text:p text:style-name="P1">Lista de exercícios 2</text:p>
      <text:p text:style-name="P3"/>
      <text:p text:style-name="P3">Nome: <text:s/><text:span text:style-name="T7">Luís Miguel da Silva Pacheco</text:span><text:span text:style-name="T6"> <text:s/></text:span></text:p>
      <text:p text:style-name="P3"/>
      <text:p text:style-name="P2">Instruções: </text:p>
      <text:p text:style-name="P3">a) Fazer os exercícios abaixo usando somente os comandos do terminal. Não usar interface gráfica.</text:p>
      <text:p text:style-name="P3">b) Responder cada questão copiando e colando com o mouse o <text:span text:style-name="T1">comando e o resultado</text:span> após cada questão. Quando a questão solicita alguma informação específica, grife no resultado do comando onde está a informação solicitada. Copie em formato texto, e não em imagem, para não extrapolar o tamanho máximo de arquivo permitido pelo moodle.</text:p>
      <text:p text:style-name="P3">c) Postar o resultado no moodle, EM FORMATO EDITÁVEL (.doc, .docx ou .odt). NÃO POSTAR EM FORMATO PDF.</text:p>
      <text:p text:style-name="P3"/>
      <text:p text:style-name="P3"/>
      <text:p text:style-name="P3">1) Verificar em qual diretório você se encontra.</text:p>
      <text:p text:style-name="P3"/>
      <text:p text:style-name="P5">ifpr@ifpr-HP-402-G1-SFF-Business-PC:~$ pwd</text:p>
      <text:p text:style-name="P5">/home/ifpr</text:p>
      <text:p text:style-name="P3"/>
      <text:p text:style-name="P3">2) Criar a seguinte estrutura de diretórios dentro da pasta HOME do seu usuário.</text:p>
      <text:p text:style-name="P4">./lista2 </text:p>
      <text:p text:style-name="P4">./trabalho </text:p>
      <text:p text:style-name="P4">./lista2/textos </text:p>
      <text:p text:style-name="P4"/>
      <text:p text:style-name="P9">ifpr@ifpr-HP-402-G1-SFF-Business-PC:~$ mkdir lista2</text:p>
      <text:p text:style-name="P9">ifpr@ifpr-HP-402-G1-SFF-Business-PC:~$ mkdir trabalho</text:p>
      <text:p text:style-name="P9">ifpr@ifpr-HP-402-G1-SFF-Business-PC:~$ cd lista2</text:p>
      <text:p text:style-name="P9">ifpr@ifpr-HP-402-G1-SFF-Business-PC:~/lista2$ mkdir textos</text:p>
      <text:p text:style-name="P9">ifpr@ifpr-HP-402-G1-SFF-Business-PC:~/lista2$ ls</text:p>
      <text:p text:style-name="P9">textos</text:p>
      <text:p text:style-name="P9">ifpr@ifpr-HP-402-G1-SFF-Business-PC:~/lista2$ cd ~</text:p>
      <text:p text:style-name="P9">ifpr@ifpr-HP-402-G1-SFF-Business-PC:~$ ls</text:p>
      <text:p text:style-name="P9"><text:s/>Android <text:s text:c="16"/>eclipse <text:s text:c="12"/>Imagens <text:s text:c="2"/>Scratch</text:p>
      <text:p text:style-name="P9"><text:s/>AndroidStudioProjects <text:s text:c="2"/>eclipse-workspace <text:s text:c="2"/>lista2 <text:s text:c="3"/>snap</text:p>
      <text:p text:style-name="P9">'Área de trabalho' <text:s text:c="6"/>erros <text:s text:c="14"/>Modelos <text:s text:c="2"/>trabalho</text:p>
      <text:p text:style-name="P9"><text:s/>development <text:s text:c="12"/>flutter <text:s text:c="12"/>Músicas <text:s text:c="2"/>Vídeos</text:p>
      <text:p text:style-name="P9"><text:s/>Documentos <text:s text:c="12"/>'IHMC CmapTools' <text:s text:c="4"/>Público <text:s/>'VirtualBox VMs'</text:p>
      <text:p text:style-name="P9"><text:s/>Downloads <text:s text:c="14"/>IIRC <text:s text:c="15"/>saida</text:p>
      <text:p text:style-name="P3"/>
      <text:p text:style-name="P3">3) Entrar na pasta lista2/textos</text:p>
      <text:p text:style-name="P3"/>
      <text:p text:style-name="P7">ifpr@ifpr-HP-402-G1-SFF-Business-PC:~$ cd lista2/textos</text:p>
      <text:p text:style-name="P7">ifpr@ifpr-HP-402-G1-SFF-Business-PC:~/lista2/textos$ </text:p>
      <text:p text:style-name="P3"/>
      <text:p text:style-name="P3">4) Criar um arquivo chamado “<text:span text:style-name="T2">números.txt</text:span>”, usando o comando <text:span text:style-name="T2">cat</text:span> ou o comando <text:span text:style-name="T2">echo</text:span>, contendo os seguintes números:</text:p>
      <text:p text:style-name="P4">10 </text:p>
      <text:p text:style-name="P4">100 </text:p>
      <text:p text:style-name="P4">50 </text:p>
      <text:p text:style-name="P4">25 </text:p>
      <text:p text:style-name="P4">1 </text:p>
      <text:p text:style-name="P4"><text:soft-page-break/>2 </text:p>
      <text:p text:style-name="P4"/>
      <text:p text:style-name="P6">ifpr@ifpr-HP-402-G1-SFF-Business-PC:~/lista2/textos$ cat &gt; numeros.txt</text:p>
      <text:p text:style-name="P6">10</text:p>
      <text:p text:style-name="P6">100</text:p>
      <text:p text:style-name="P6">50</text:p>
      <text:p text:style-name="P6">25</text:p>
      <text:p text:style-name="P6">1</text:p>
      <text:p text:style-name="P6">2</text:p>
      <text:p text:style-name="P6">ifpr@ifpr-HP-402-G1-SFF-Business-PC:~/lista2/textos$ cat numeros.txt</text:p>
      <text:p text:style-name="P6">10</text:p>
      <text:p text:style-name="P6">100</text:p>
      <text:p text:style-name="P6">50</text:p>
      <text:p text:style-name="P6">25</text:p>
      <text:p text:style-name="P6">1</text:p>
      <text:p text:style-name="P6">2</text:p>
      <text:p text:style-name="P7"/>
      <text:p text:style-name="P3">5) Duplicar o arquivo <text:span text:style-name="T2">numeros.txt</text:span> para <text:span text:style-name="T2">numeros1.txt</text:span> e <text:span text:style-name="T2">numeros2.txt</text:span><text:span text:style-name="T3"> (</text:span><text:span text:style-name="T2">cp</text:span><text:span text:style-name="T3">).</text:span></text:p>
      <text:p text:style-name="P3"><text:span text:style-name="T3"/></text:p>
      <text:p text:style-name="P10">ifpr@ifpr-HP-402-G1-SFF-Business-PC:~/lista2/textos$ cp numeros.txt numeros1.txt</text:p>
      <text:p text:style-name="P10">ifpr@ifpr-HP-402-G1-SFF-Business-PC:~/lista2/textos$ cp numeros.txt numeros2.txt</text:p>
      <text:p text:style-name="P8"><text:span text:style-name="T3">ifpr@ifpr-HP-402-G1-SFF-Business-PC:~/lista2/textos$ cd ~/</text:span><text:span text:style-name="T4">lista2</text:span></text:p>
      <text:p text:style-name="P12">ifpr@ifpr-HP-402-G1-SFF-Business-PC:~/lista2$ ls textos</text:p>
      <text:p text:style-name="P12">numeros1.txt <text:s/>numeros2.txt <text:s/>numeros.txt</text:p>
      <text:p text:style-name="P3"/>
      <text:p text:style-name="P3">6) Copiar todos os arquivos com extensão <text:span text:style-name="T2">.txt</text:span> para a pasta <text:span text:style-name="T2">trabalho</text:span><text:span text:style-name="T3"> (</text:span><text:span text:style-name="T2">cp</text:span><text:span text:style-name="T3">).</text:span></text:p>
      <text:p text:style-name="P3"><text:span text:style-name="T3"/></text:p>
      <text:p text:style-name="P11">ifpr@ifpr-HP-402-G1-SFF-Business-PC:~$ cp lista2/textos/numeros.txt lista2/textos/numeros1.txt lista2/textos/numeros2.txt trabalho</text:p>
      <text:p text:style-name="P11">ifpr@ifpr-HP-402-G1-SFF-Business-PC:~$ ls trabalho</text:p>
      <text:p text:style-name="P11">numeros1.txt <text:s/>numeros2.txt <text:s/>numeros.txt</text:p>
      <text:p text:style-name="P3"/>
      <text:p text:style-name="P3">7) Exibir a listagem de todos os arquivos da pasta corrente com seus detalhes (permissões de acesso, data, hora de criação, tamanho) (<text:span text:style-name="T2">ls</text:span>).</text:p>
      <text:p text:style-name="P3"/>
      <text:p text:style-name="P7">ifpr@ifpr-HP-402-G1-SFF-Business-PC:~$ ls -l</text:p>
      <text:p text:style-name="P7">total 220</text:p>
      <text:p text:style-name="P7">drwxrwxr-x <text:s/>3 ifpr ifpr <text:s text:c="2"/>4096 jul 21 08:53 <text:s/>Android</text:p>
      <text:p text:style-name="P7">drwxrwxr-x <text:s/>3 ifpr ifpr <text:s text:c="2"/>4096 jul 21 09:05 <text:s/>AndroidStudioProjects</text:p>
      <text:p text:style-name="P7">drwxr-xr-x <text:s/>2 ifpr ifpr <text:s text:c="2"/>4096 jul 28 10:05 'Área de trabalho'</text:p>
      <text:p text:style-name="P7">drwx------ <text:s/>8 root root <text:s text:c="2"/>4096 jul 21 11:45 <text:s/>development</text:p>
      <text:p text:style-name="P7">drwxr-xr-x <text:s/>2 ifpr ifpr <text:s text:c="2"/>4096 jul 18 14:14 <text:s/>Documentos</text:p>
      <text:p text:style-name="P7">drwxr-xr-x <text:s/>2 ifpr ifpr <text:s text:c="2"/>4096 ago <text:s/>7 16:40 <text:s/>Downloads</text:p>
      <text:p text:style-name="P7">drwxrwxr-x <text:s/>3 ifpr ifpr <text:s text:c="2"/>4096 jul 21 11:22 <text:s/>eclipse</text:p>
      <text:p text:style-name="P7">drwxrwxr-x <text:s/>3 ifpr ifpr <text:s text:c="2"/>4096 jul 21 11:23 <text:s/>eclipse-workspace</text:p>
      <text:p text:style-name="P7">-rw-rw-r-- <text:s/>1 ifpr ifpr 133527 jul 31 16:40 <text:s/>erros</text:p>
      <text:p text:style-name="P7">drwxr-xr-x 15 ifpr ifpr <text:s text:c="2"/>4096 jul 16 16:57 <text:s/>flutter</text:p>
      <text:p text:style-name="P7">drwxrwxr-x 13 ifpr ifpr <text:s text:c="2"/>4096 jul 28 10:51 'IHMC CmapTools'</text:p>
      <text:p text:style-name="P7">drwxrwxr-x <text:s/>2 ifpr ifpr <text:s text:c="2"/>4096 jul 31 16:37 <text:s/>IIRC</text:p>
      <text:p text:style-name="P7">drwxr-xr-x <text:s/>2 ifpr ifpr <text:s text:c="2"/>4096 jul 18 14:14 <text:s/>Imagens</text:p>
      <text:p text:style-name="P7"><text:soft-page-break/>drwxrwxr-x <text:s/>3 ifpr ifpr <text:s text:c="2"/>4096 ago <text:s/>7 16:55 <text:s/>lista2</text:p>
      <text:p text:style-name="P7">drwxr-xr-x <text:s/>2 ifpr ifpr <text:s text:c="2"/>4096 jul 18 14:14 <text:s/>Modelos</text:p>
      <text:p text:style-name="P7">drwxr-xr-x <text:s/>2 ifpr ifpr <text:s text:c="2"/>4096 jul 18 14:14 <text:s/>Músicas</text:p>
      <text:p text:style-name="P7">drwxr-xr-x <text:s/>2 ifpr ifpr <text:s text:c="2"/>4096 jul 18 14:14 <text:s/>Público</text:p>
      <text:p text:style-name="P7">-rw-rw-r-- <text:s/>1 ifpr ifpr <text:s text:c="2"/>2213 jul 31 16:40 <text:s/>saida</text:p>
      <text:p text:style-name="P7">drwxrwxr-x <text:s/>2 ifpr ifpr <text:s text:c="2"/>4096 jul 21 10:17 <text:s/>Scratch</text:p>
      <text:p text:style-name="P7">drwx------ 10 ifpr ifpr <text:s text:c="2"/>4096 jul 21 13:29 <text:s/>snap</text:p>
      <text:p text:style-name="P7">drwxrwxr-x <text:s/>2 ifpr ifpr <text:s text:c="2"/>4096 ago <text:s/>7 17:26 <text:s/>trabalho</text:p>
      <text:p text:style-name="P7">drwxr-xr-x <text:s/>2 ifpr ifpr <text:s text:c="2"/>4096 jul 18 14:14 <text:s/>Vídeos</text:p>
      <text:p text:style-name="P7">drwxrwxr-x <text:s/>3 ifpr ifpr <text:s text:c="2"/>4096 jul 21 13:49 'VirtualBox VMs'</text:p>
      <text:p text:style-name="P3"/>
      <text:p text:style-name="P3">8) Mudar a permissão de acesso do arquivo <text:span text:style-name="T2">numeros.txt</text:span> para <text:span text:style-name="T2">rwxr-xr-x</text:span><text:span text:style-name="T3"> (</text:span><text:span text:style-name="T2">chmod</text:span><text:span text:style-name="T3">).</text:span></text:p>
      <text:p text:style-name="P3"><text:span text:style-name="T3"/></text:p>
      <text:p text:style-name="P11">ifpr@ifpr-HP-402-G1-SFF-Business-PC:~$ cd trabalho</text:p>
      <text:p text:style-name="P11">ifpr@ifpr-HP-402-G1-SFF-Business-PC:~/trabalho$ chmod 755 numeros.txt</text:p>
      <text:p text:style-name="P11">ifpr@ifpr-HP-402-G1-SFF-Business-PC:~/trabalho$ ls -l</text:p>
      <text:p text:style-name="P11">total 12</text:p>
      <text:p text:style-name="P11">-rw-rw-r-- 1 ifpr ifpr 16 ago <text:s/>7 17:26 numeros1.txt</text:p>
      <text:p text:style-name="P11">-rw-rw-r-- 1 ifpr ifpr 16 ago <text:s/>7 17:26 numeros2.txt</text:p>
      <text:p text:style-name="P11">-rwxr-xr-x 1 ifpr ifpr 16 ago <text:s/>7 17:26 numeros.txt</text:p>
      <text:p text:style-name="P3"/>
      <text:p text:style-name="P3">9) Mudar a permissão de acesso do arquivo <text:span text:style-name="T2">numeros.txt</text:span> para permitir somente leitura e gravação pelo dono, e somente leitura pelos demais usuários<text:span text:style-name="T3"> (</text:span><text:span text:style-name="T2">chmod</text:span><text:span text:style-name="T3">).</text:span></text:p>
      <text:p text:style-name="P3"><text:span text:style-name="T3"/></text:p>
      <text:p text:style-name="P7"><text:span text:style-name="T3">ifpr@ifpr-HP-402-G1-SFF-Business-PC:~$ cd trabalho</text:span></text:p>
      <text:p text:style-name="P7"><text:span text:style-name="T3">ifpr@ifpr-HP-402-G1-SFF-Business-PC:~/trabalho$ chmod 644 numeros.txt</text:span></text:p>
      <text:p text:style-name="P7"><text:span text:style-name="T3">ifpr@ifpr-HP-402-G1-SFF-Business-PC:~/trabalho$ ls -l</text:span></text:p>
      <text:p text:style-name="P7"><text:span text:style-name="T3">total 12</text:span></text:p>
      <text:p text:style-name="P7"><text:span text:style-name="T3">-rw-rw-r-- 1 ifpr ifpr 16 ago <text:s/>7 17:26 numeros1.txt</text:span></text:p>
      <text:p text:style-name="P7"><text:span text:style-name="T3">-rw-rw-r-- 1 ifpr ifpr 16 ago <text:s/>7 17:26 numeros2.txt</text:span></text:p>
      <text:p text:style-name="P7"><text:span text:style-name="T3">-rw-r--r-- 1 ifpr ifpr 16 ago <text:s/>7 17:26 numeros.txt</text:span></text:p>
      <text:p text:style-name="P3"/>
      <text:p text:style-name="P3">10) Copiar a pasta <text:span text:style-name="T2">textos</text:span> e seu conteúdo, para dentro da pasta HOME do seu usuário <text:span text:style-name="T3">(</text:span><text:span text:style-name="T2">cp</text:span><text:span text:style-name="T3">).</text:span></text:p>
      <text:p text:style-name="P3"><text:span text:style-name="T3"/></text:p>
      <text:p text:style-name="P7"><text:span text:style-name="T3">ifpr@ifpr-HP-402-G1-SFF-Business-PC:~$ cp -r lista2/textos ~</text:span></text:p>
      <text:p text:style-name="P7"><text:span text:style-name="T3">ifpr@ifpr-HP-402-G1-SFF-Business-PC:~$ ls</text:span></text:p>
      <text:p text:style-name="P7"><text:span text:style-name="T3"><text:s/>Android <text:s text:c="16"/>eclipse <text:s text:c="12"/>Imagens <text:s text:c="2"/>Scratch</text:span></text:p>
      <text:p text:style-name="P7"><text:span text:style-name="T3"><text:s/>AndroidStudioProjects <text:s text:c="2"/>eclipse-workspace <text:s text:c="2"/>lista2 <text:s text:c="3"/>snap</text:span></text:p>
      <text:p text:style-name="P7"><text:span text:style-name="T3">'Área de trabalho' <text:s text:c="6"/>erros <text:s text:c="14"/>Modelos <text:s text:c="2"/></text:span><text:span text:style-name="T10">textos</text:span></text:p>
      <text:p text:style-name="P7"><text:span text:style-name="T3"><text:s/>development <text:s text:c="12"/>flutter <text:s text:c="12"/>Músicas <text:s text:c="2"/>trabalho</text:span></text:p>
      <text:p text:style-name="P7"><text:span text:style-name="T3"><text:s/>Documentos <text:s text:c="12"/>'IHMC CmapTools' <text:s text:c="4"/>Público <text:s text:c="2"/>Vídeos</text:span></text:p>
      <text:p text:style-name="P7"><text:span text:style-name="T3"><text:s/>Downloads <text:s text:c="14"/>IIRC <text:s text:c="15"/>saida <text:s text:c="3"/>'VirtualBox VMs'</text:span></text:p>
      <text:p text:style-name="P3"/>
      <text:p text:style-name="P3">11) Renomear o arquivo <text:span text:style-name="T2">numeros.txt</text:span> para <text:span text:style-name="T2">sequencia.doc </text:span><text:span text:style-name="T3">(</text:span><text:span text:style-name="T2">mv</text:span><text:span text:style-name="T3">).</text:span></text:p>
      <text:p text:style-name="P3"><text:span text:style-name="T3"/></text:p>
      <text:p text:style-name="P7"><text:span text:style-name="T3">ifpr@ifpr-HP-402-G1-SFF-Business-PC:~$ cd trabalho</text:span></text:p>
      <text:p text:style-name="P7"><text:span text:style-name="T3">ifpr@ifpr-HP-402-G1-SFF-Business-PC:~/trabalho$ mv numeros.txt sequencia.doc</text:span></text:p>
      <text:p text:style-name="P7"><text:span text:style-name="T3">ifpr@ifpr-HP-402-G1-SFF-Business-PC:~/trabalho$ ls</text:span></text:p>
      <text:p text:style-name="P7"><text:span text:style-name="T3">numeros1.txt <text:s/>numeros2.txt <text:s/>sequencia.doc</text:span></text:p>
      <text:p text:style-name="P3"/>
      <text:p text:style-name="P3">12) Deletar os arquivos com extensão <text:span text:style-name="T2">.doc </text:span><text:span text:style-name="T3">(</text:span><text:span text:style-name="T2">rm</text:span><text:span text:style-name="T3"> e coringas).</text:span></text:p>
      <text:p text:style-name="P3"><text:span text:style-name="T3"/></text:p>
      <text:p text:style-name="P7"><text:soft-page-break/><text:span text:style-name="T3">ifpr@ifpr-HP-402-G1-SFF-Business-PC:~/trabalho$ rm *.doc</text:span></text:p>
      <text:p text:style-name="P7"><text:span text:style-name="T3">ifpr@ifpr-HP-402-G1-SFF-Business-PC:~/trabalho$ ls</text:span></text:p>
      <text:p text:style-name="P7"><text:span text:style-name="T3">numeros1.txt <text:s/>numeros2.txt</text:span></text:p>
      <text:p text:style-name="P3"/>
      <text:p text:style-name="P3">13) Apagar a pasta <text:span text:style-name="T2">textos</text:span> que está dentro de <text:span text:style-name="T2">lista2</text:span><text:span text:style-name="T3"> e entrar na pasta </text:span><text:span text:style-name="T2">textos</text:span><text:span text:style-name="T3"> que está na pasta HOME do seu usuário</text:span></text:p>
      <text:p text:style-name="P3"><text:span text:style-name="T3"/></text:p>
      <text:p text:style-name="P7"><text:span text:style-name="T3">ifpr@ifpr-HP-402-G1-SFF-Business-PC:~$ rm lista2/textos/numeros.txt lista2/textos/numeros1.txt lista2/textos/numeros2.txt</text:span></text:p>
      <text:p text:style-name="P7"><text:span text:style-name="T3">ifpr@ifpr-HP-402-G1-SFF-Business-PC:~$ rmdir lista2/textos</text:span></text:p>
      <text:p text:style-name="P7"><text:span text:style-name="T3">ifpr@ifpr-HP-402-G1-SFF-Business-PC:~$ cd textos</text:span></text:p>
      <text:p text:style-name="P7"><text:span text:style-name="T3">ifpr@ifpr-HP-402-G1-SFF-Business-PC:~/textos$ </text:span></text:p>
      <text:p text:style-name="P3"/>
      <text:p text:style-name="P3"/>
      <text:p text:style-name="P3">14) Listar todos os arquivos da pasta <text:span text:style-name="T2">/usr/bin</text:span> e guardar essa lista em um arquivo chamado “<text:span text:style-name="T2">listabin.txt</text:span>” (redirecionamento de saída). São muitos arquivos, então basta mostrar o tamanho do arquivo gerado.</text:p>
      <text:p text:style-name="P3"/>
      <text:p text:style-name="P7">ifpr@ifpr-HP-402-G1-SFF-Business-PC:~$ cd /</text:p>
      <text:p text:style-name="P7">ifpr@ifpr-HP-402-G1-SFF-Business-PC:/$ ls usr/bin &gt; ~/textos/listabin.txt</text:p>
      <text:p text:style-name="P7">ifpr@ifpr-HP-402-G1-SFF-Business-PC:/$ ls -lh ~/textos/listabin.txt</text:p>
      <text:p text:style-name="P7">-rw-rw-r-- 1 ifpr ifpr 19K ago 11 16:42 /home/ifpr/textos/listabin.txt</text:p>
      <text:p text:style-name="P3"/>
      <text:p text:style-name="P3">15) Mostrar somente as linhas 7 a 10 do arquivo <text:span text:style-name="T2">listabin.txt</text:span> (<text:span text:style-name="T2">head</text:span> e <text:span text:style-name="T2">tail</text:span>)</text:p>
      <text:p text:style-name="P3"/>
      <text:p text:style-name="P7">ifpr@ifpr-HP-402-G1-SFF-Business-PC:~$ head -n 10 textos/listabin.txt | tail -n +7</text:p>
      <text:p text:style-name="P7">acorn</text:p>
      <text:p text:style-name="P7">acpidbg</text:p>
      <text:p text:style-name="P7">add-apt-repository</text:p>
      <text:p text:style-name="P7">addpart</text:p>
      <text:p text:style-name="P3"/>
      <text:p text:style-name="P3">16) Listar todos os arquivos da pasta <text:span text:style-name="T2">/usr/bin</text:span> apresentando o resultado na tela página por página (comando <text:span text:style-name="T2">less</text:span>). Enquanto o comando <text:span text:style-name="T2">less</text:span> apresenta a primeira página da relação de arquivos, abrir outra sessão de terminal e descobrir o número do processo <text:span text:style-name="T2">less</text:span> da primeira sessão (<text:span text:style-name="T2">ps</text:span>). Destaque na resposta do comando o pid do processo.</text:p>
      <text:p text:style-name="P3"/>
      <text:p text:style-name="P7">ifpr@ifpr-HP-402-G1-SFF-Business-PC:~$ ps aux | grep less</text:p>
      <text:p text:style-name="P7">ifpr <text:s text:c="7"/>4233 <text:s/>0.0 <text:s/>0.4 328220 80916 ? <text:s text:c="7"/>Sl <text:s text:c="2"/>16:14 <text:s text:c="2"/>0:00 /usr/bin/Xwayland :0 -rootless -noreset -accessx -core -auth /run/user/1000/.mutter-Xwaylandauth.UJ5ZA3 -listenfd 4 -listenfd 5 -displayfd 6 -initfd 7 -byteswappedclients</text:p>
      <text:p text:style-name="P7">ifpr <text:s text:c="7"/>8617 <text:s/>1.6 <text:s/>1.0 1461681912 174952 ? <text:s text:c="2"/>Sl <text:s text:c="2"/>16:20 <text:s text:c="2"/>0:38 /opt/google/chrome/chrome --type=renderer --crashpad-handler-pid=4872 --enable-crash-reporter=7baa3e71-9b50-4909-b621-287976504583, --change-stack-guard-on-fork=enable --pdf-renderer --ozone-platform=wayland --disable-gpu-compositing --lang=pt-BR --js-flags=--jitless --num-raster-threads=4 --enable-main-frame-before-activation --renderer-client-id=24 --time-ticks-at-unix-epoch=-1754939617701357 --launch-time-ticks=439105325 --shared-files=v8_context_snapshot_data:100 --metrics-shmem-handle=4,i,17109413792896008597,16647739264834037793,2097152 --field-trial-handle=3,i,1614988102064464053,6158150670739428840,262144 --disable-features=EyeDropper --variations-seed-version=20250811-050033.695000</text:p>
      <text:p text:style-name="P7">ifpr <text:s text:c="6"/>10821 <text:s/>0.2 <text:s/>1.0 1461658232 165500 ? <text:s text:c="2"/>Sl <text:s text:c="2"/>16:44 <text:s text:c="2"/>0:02 /opt/google/chrome/chrome --type=renderer --crashpad-handler-pid=4872 --enable-crash-reporter=7baa3e71-9b50-4909-b621-287976504583, --change-stack-guard-on-fork=enable --pdf-renderer --ozone-platform=wayland --<text:soft-page-break/>disable-gpu-compositing --lang=pt-BR --js-flags=--jitless --num-raster-threads=4 --enable-main-frame-before-activation --renderer-client-id=35 --time-ticks-at-unix-epoch=-1754939617701357 --launch-time-ticks=1867930938 --shared-files=v8_context_snapshot_data:100 --metrics-shmem-handle=4,i,6637618220311623760,17975612803256582291,2097152 --field-trial-handle=3,i,1614988102064464053,6158150670739428840,262144 --disable-features=EyeDropper --variations-seed-version=20250811-050033.695000</text:p>
      <text:p text:style-name="P7">ifpr <text:s text:c="6"/>11210 <text:s/>0.0 <text:s/>0.0 <text:s text:c="2"/>6076 <text:s/>2484 pts/0 <text:s text:c="3"/>S+ <text:s text:c="2"/>16:58 <text:s text:c="2"/>0:00 less</text:p>
      <text:p text:style-name="P7">ifpr <text:s text:c="6"/><text:span text:style-name="T11">11240</text:span> <text:s/>0.0 <text:s/>0.0 <text:s text:c="2"/>6568 <text:s/>2272 pts/1 <text:s text:c="3"/>S+ <text:s text:c="2"/>16:59 <text:s text:c="2"/>0:00 grep --color=auto less</text:p>
      <text:p text:style-name="P3"/>
      <text:p text:style-name="P3">17) A partir da segunda sessão, encerrar o processo <text:span text:style-name="T2">less</text:span> aberto na primeira sessão (<text:span text:style-name="T2">kill</text:span>).</text:p>
      <text:p text:style-name="P3"/>
      <text:p text:style-name="P7">ifpr@ifpr-HP-402-G1-SFF-Business-PC:~$ kill <text:span text:style-name="T13">11240</text:span></text:p>
      <text:p text:style-name="P3"/>
      <text:p text:style-name="P3">18) Identificar qual o processo que mais está consumindo CPU, qual está consumindo mais memória e qual o percentual de ocupação da CPU (<text:span text:style-name="T2">top</text:span>). Destaque as informações solicitadas na resposta do comando.</text:p>
      <text:p text:style-name="P3"/>
      <text:p text:style-name="P7">top - 17:08:15 up 54 min, <text:s/>1 user, <text:s/>load average: 0,69, 0,77, 0,56</text:p>
      <text:p text:style-name="P7">Tarefas: 398 total, <text:s text:c="2"/>1 em exec., 397 dormindo, <text:s text:c="2"/>0 parado, <text:s text:c="2"/>0 zumbi</text:p>
      <text:p text:style-name="P7">%CPU(s): <text:s/>3,3 us, <text:s/>0,3 sy, <text:s/>0,0 ni, 96,3 id, <text:s/>0,0 wa, <text:s/>0,0 hi, <text:s/>0,1 si, <text:s/>0,0 st </text:p>
      <text:p text:style-name="P7">MB mem : <text:s/>15917,4 total, <text:s/>10104,4 free, <text:s text:c="2"/>3149,3 used, <text:s text:c="2"/>3143,9 buff/cache <text:s text:c="4"/></text:p>
      <text:p text:style-name="P7">MB swap: <text:s text:c="2"/>7630,0 total, <text:s text:c="2"/>7630,0 free, <text:s text:c="5"/>0,0 used. <text:s/>12768,1 avail mem </text:p>
      <text:p text:style-name="P7"/>
      <text:p text:style-name="P7"><text:s text:c="4"/>PID USUARIO <text:s text:c="2"/>PR <text:s/>NI <text:s text:c="3"/>VIRT <text:s text:c="3"/>RES <text:s text:c="3"/>SHR S <text:s/>%CPU <text:s/>%MEM <text:s text:c="3"/>TEMPO+ COMANDO <text:s text:c="105"/></text:p>
      <text:p text:style-name="P7"><text:s text:c="3"/>1394 avahi <text:s text:c="4"/>20 <text:s text:c="2"/>0 <text:s text:c="2"/>13620 <text:s text:c="2"/>8636 <text:s text:c="2"/>4028 S <text:s/><text:span text:style-name="T11">35,6</text:span> <text:s text:c="2"/>0,1 <text:s text:c="2"/>4:49.67 avahi-daemon <text:s text:c="100"/></text:p>
      <text:p text:style-name="P7"><text:s text:c="3"/>4862 ifpr <text:s text:c="5"/>20 <text:s text:c="2"/>0 <text:s text:c="2"/>32,9g 349368 269344 S <text:s text:c="2"/>4,6 <text:s text:c="2"/>2,1 <text:s text:c="2"/>1:02.73 chrome <text:s text:c="106"/></text:p>
      <text:p text:style-name="P7"><text:s text:c="3"/>3439 ifpr <text:s text:c="5"/>20 <text:s text:c="2"/>0 4385192 325252 169108 S <text:s text:c="2"/>2,6 <text:s text:c="2"/>2,0 <text:s text:c="2"/>2:39.97 gnome-shell <text:s text:c="101"/></text:p>
      <text:p text:style-name="P7"><text:s text:c="3"/>5147 ifpr <text:s text:c="5"/>20 <text:s text:c="2"/>0 <text:s/>718672 <text:s/>77664 <text:s/>60324 S <text:s text:c="2"/>1,3 <text:s text:c="2"/>0,5 <text:s text:c="2"/>0:15.87 gnome-terminal- <text:s text:c="97"/></text:p>
      <text:p text:style-name="P7"><text:s text:c="2"/>11445 ifpr <text:s text:c="5"/>20 <text:s text:c="2"/>0 <text:s text:c="2"/>12136 <text:s text:c="2"/>6028 <text:s text:c="2"/>3852 R <text:s text:c="2"/>1,0 <text:s text:c="2"/>0,0 <text:s text:c="2"/>0:00.44 top <text:s text:c="109"/></text:p>
      <text:p text:style-name="P7"><text:s text:c="3"/>2106 mysql <text:s text:c="4"/>20 <text:s text:c="2"/>0 2376236 394764 <text:s/>36132 S <text:s text:c="2"/>0,7 <text:s text:c="2"/>2,4 <text:s text:c="2"/>0:23.12 mysqld <text:s text:c="106"/></text:p>
      <text:p text:style-name="P7"><text:s text:c="2"/>11256 root <text:s text:c="5"/>20 <text:s text:c="2"/>0 <text:s text:c="6"/>0 <text:s text:c="5"/>0 <text:s text:c="5"/>0 I <text:s text:c="2"/>0,7 <text:s text:c="2"/>0,0 <text:s text:c="2"/>0:09.34 kworker/u49:2-flush-8:0 <text:s text:c="89"/></text:p>
      <text:p text:style-name="P7"><text:s text:c="3"/>4169 ifpr <text:s text:c="5"/>20 <text:s text:c="2"/>0 2138000 436120 120172 S <text:s text:c="2"/>0,3 <text:s text:c="2"/>2,7 <text:s text:c="2"/>0:42.66 jetbrains-toolb <text:s text:c="97"/></text:p>
      <text:p text:style-name="P7"><text:s text:c="3"/>4683 ifpr <text:s text:c="5"/>20 <text:s text:c="2"/>0 8381044 536112 186820 S <text:s text:c="2"/>0,3 <text:s text:c="2"/><text:span text:style-name="T11">3,3 </text:span><text:s text:c="2"/>1:00.25 soffice.bin <text:s text:c="101"/></text:p>
      <text:p text:style-name="P7"><text:s text:c="6"/>1 root <text:s text:c="5"/>20 <text:s text:c="2"/>0 <text:s text:c="2"/>24880 <text:s/>15200 <text:s text:c="2"/>9184 S <text:s text:c="2"/>0,0 <text:s text:c="2"/>0,1 <text:s text:c="2"/>0:04.37 systemd <text:s text:c="105"/></text:p>
      <text:p text:style-name="P7"><text:s text:c="6"/>2 root <text:s text:c="5"/>20 <text:s text:c="2"/>0 <text:s text:c="6"/>0 <text:s text:c="5"/>0 <text:s text:c="5"/>0 S <text:s text:c="2"/>0,0 <text:s text:c="2"/>0,0 <text:s text:c="2"/>0:00.02 kthreadd <text:s text:c="104"/></text:p>
      <text:p text:style-name="P7"><text:s text:c="6"/>3 root <text:s text:c="5"/>20 <text:s text:c="2"/>0 <text:s text:c="6"/>0 <text:s text:c="5"/>0 <text:s text:c="5"/>0 S <text:s text:c="2"/>0,0 <text:s text:c="2"/>0,0 <text:s text:c="2"/>0:00.00 pool_workqueue_release <text:s text:c="90"/></text:p>
      <text:p text:style-name="P7"><text:s text:c="6"/>4 root <text:s text:c="6"/>0 -20 <text:s text:c="6"/>0 <text:s text:c="5"/>0 <text:s text:c="5"/>0 I <text:s text:c="2"/>0,0 <text:s text:c="2"/>0,0 <text:s text:c="2"/>0:00.00 kworker/R-rcu_gp <text:s text:c="96"/></text:p>
      <text:p text:style-name="P7"><text:s text:c="6"/>5 root <text:s text:c="6"/>0 -20 <text:s text:c="6"/>0 <text:s text:c="5"/>0 <text:s text:c="5"/>0 I <text:s text:c="2"/>0,0 <text:s text:c="2"/>0,0 <text:s text:c="2"/>0:00.00 kworker/R-sync_wq <text:s text:c="95"/></text:p>
      <text:p text:style-name="P7"><text:s text:c="6"/>6 root <text:s text:c="6"/>0 -20 <text:s text:c="6"/>0 <text:s text:c="5"/>0 <text:s text:c="5"/>0 I <text:s text:c="2"/>0,0 <text:s text:c="2"/>0,0 <text:s text:c="2"/>0:00.00 kworker/R-kvfree_rcu_reclaim <text:s text:c="84"/></text:p>
      <text:p text:style-name="P7"><text:s text:c="6"/>7 root <text:s text:c="6"/>0 -20 <text:s text:c="6"/>0 <text:s text:c="5"/>0 <text:s text:c="5"/>0 I <text:s text:c="2"/>0,0 <text:s text:c="2"/>0,0 <text:s text:c="2"/>0:00.00 kworker/R-slub_flushwq <text:s text:c="90"/></text:p>
      <text:p text:style-name="P7"><text:s text:c="6"/>8 root <text:s text:c="6"/>0 -20 <text:s text:c="6"/>0 <text:s text:c="5"/>0 <text:s text:c="5"/>0 I <text:s text:c="2"/>0,0 <text:s text:c="2"/>0,0 <text:s text:c="2"/>0:00.00 kworker/R-netns <text:s text:c="97"/></text:p>
      <text:p text:style-name="P7"><text:s text:c="5"/>11 root <text:s text:c="6"/>0 -20 <text:s text:c="6"/>0 <text:s text:c="5"/>0 <text:s text:c="5"/>0 I <text:s text:c="2"/>0,0 <text:s text:c="2"/>0,0 <text:s text:c="2"/>0:00.00 kworker/0:0H-events_highpri <text:s text:c="85"/></text:p>
      <text:p text:style-name="P7"><text:s text:c="5"/>12 root <text:s text:c="5"/>20 <text:s text:c="2"/>0 <text:s text:c="6"/>0 <text:s text:c="5"/>0 <text:s text:c="5"/>0 I <text:s text:c="2"/>0,0 <text:s text:c="2"/>0,0 <text:s text:c="2"/>0:00.13 kworker/u48:0-ipv6_addrconf <text:s text:c="85"/></text:p>
      <text:p text:style-name="P7"><text:s text:c="5"/>13 root <text:s text:c="6"/>0 -20 <text:s text:c="6"/>0 <text:s text:c="5"/>0 <text:s text:c="5"/>0 I <text:s text:c="2"/>0,0 <text:s text:c="2"/>0,0 <text:s text:c="2"/>0:00.00 kworker/R-mm_percpu_wq <text:s text:c="90"/></text:p>
      <text:p text:style-name="P7"><text:s text:c="5"/>14 root <text:s text:c="5"/>20 <text:s text:c="2"/>0 <text:s text:c="6"/>0 <text:s text:c="5"/>0 <text:s text:c="5"/>0 I <text:s text:c="2"/>0,0 <text:s text:c="2"/>0,0 <text:s text:c="2"/>0:00.00 rcu_tasks_kthread <text:s text:c="95"/></text:p>
      <text:p text:style-name="P7"><text:s text:c="5"/>15 root <text:s text:c="5"/>20 <text:s text:c="2"/>0 <text:s text:c="6"/>0 <text:s text:c="5"/>0 <text:s text:c="5"/>0 I <text:s text:c="2"/>0,0 <text:s text:c="2"/>0,0 <text:s text:c="2"/>0:00.00 rcu_tasks_rude_kthread <text:s text:c="90"/></text:p>
      <text:p text:style-name="P7"><text:s text:c="5"/>16 root <text:s text:c="5"/>20 <text:s text:c="2"/>0 <text:s text:c="6"/>0 <text:s text:c="5"/>0 <text:s text:c="5"/>0 I <text:s text:c="2"/>0,0 <text:s text:c="2"/>0,0 <text:s text:c="2"/>0:00.00 rcu_tasks_trace_kthread <text:s text:c="89"/></text:p>
      <text:p text:style-name="P7"><text:s text:c="5"/>17 root <text:s text:c="5"/>20 <text:s text:c="2"/>0 <text:s text:c="6"/>0 <text:s text:c="5"/>0 <text:s text:c="5"/>0 S <text:s text:c="2"/>0,0 <text:s text:c="2"/>0,0 <text:s text:c="2"/>0:00.05 ksoftirqd/0 <text:s text:c="101"/></text:p>
      <text:p text:style-name="P7"><text:s text:c="5"/>18 root <text:s text:c="5"/>20 <text:s text:c="2"/>0 <text:s text:c="6"/>0 <text:s text:c="5"/>0 <text:s text:c="5"/>0 I <text:s text:c="2"/>0,0 <text:s text:c="2"/>0,0 <text:s text:c="2"/>0:04.84 rcu_preempt <text:s text:c="101"/></text:p>
      <text:p text:style-name="P7"><text:s text:c="5"/>19 root <text:s text:c="5"/>20 <text:s text:c="2"/>0 <text:s text:c="6"/>0 <text:s text:c="5"/>0 <text:s text:c="5"/>0 S <text:s text:c="2"/>0,0 <text:s text:c="2"/>0,0 <text:s text:c="2"/>0:00.00 rcu_exp_par_gp_kthread_worker/0 <text:s text:c="81"/></text:p>
      <text:p text:style-name="P7"><text:s text:c="5"/>20 root <text:s text:c="5"/>20 <text:s text:c="2"/>0 <text:s text:c="6"/>0 <text:s text:c="5"/>0 <text:s text:c="5"/>0 S <text:s text:c="2"/>0,0 <text:s text:c="2"/>0,0 <text:s text:c="2"/>0:00.00 rcu_exp_gp_kthread_worker <text:s text:c="87"/></text:p>
      <text:p text:style-name="P7"><text:s text:c="5"/>21 root <text:s text:c="5"/>rt <text:s text:c="2"/>0 <text:s text:c="6"/>0 <text:s text:c="5"/>0 <text:s text:c="5"/>0 S <text:s text:c="2"/>0,0 <text:s text:c="2"/>0,0 <text:s text:c="2"/>0:00.02 migration/0 <text:s text:c="101"/></text:p>
      <text:p text:style-name="P7"><text:soft-page-break/><text:s text:c="5"/>22 root <text:s text:c="4"/>-51 <text:s text:c="2"/>0 <text:s text:c="6"/>0 <text:s text:c="5"/>0 <text:s text:c="5"/>0 S <text:s text:c="2"/>0,0 <text:s text:c="2"/>0,0 <text:s text:c="2"/>0:00.00 idle_inject/0 <text:s text:c="99"/></text:p>
      <text:p text:style-name="P7"><text:s text:c="5"/>23 root <text:s text:c="5"/>20 <text:s text:c="2"/>0 <text:s text:c="6"/>0 <text:s text:c="5"/>0 <text:s text:c="5"/>0 S <text:s text:c="2"/>0,0 <text:s text:c="2"/>0,0 <text:s text:c="2"/>0:00.00 cpuhp/0 <text:s text:c="105"/></text:p>
      <text:p text:style-name="P7"><text:s text:c="5"/>24 root <text:s text:c="5"/>20 <text:s text:c="2"/>0 <text:s text:c="6"/>0 <text:s text:c="5"/>0 <text:s text:c="5"/>0 S <text:s text:c="2"/>0,0 <text:s text:c="2"/>0,0 <text:s text:c="2"/>0:00.00 cpuhp/1 <text:s text:c="105"/></text:p>
      <text:p text:style-name="P7"><text:s text:c="5"/>25 root <text:s text:c="4"/>-51 <text:s text:c="2"/>0 <text:s text:c="6"/>0 <text:s text:c="5"/>0 <text:s text:c="5"/>0 S <text:s text:c="2"/>0,0 <text:s text:c="2"/>0,0 <text:s text:c="2"/>0:00.00 idle_inject/1 <text:s text:c="99"/></text:p>
      <text:p text:style-name="P7"><text:s text:c="5"/>26 root <text:s text:c="5"/>rt <text:s text:c="2"/>0 <text:s text:c="6"/>0 <text:s text:c="5"/>0 <text:s text:c="5"/>0 S <text:s text:c="2"/>0,0 <text:s text:c="2"/>0,0 <text:s text:c="2"/>0:00.16 migration/1 <text:s text:c="101"/></text:p>
      <text:p text:style-name="P7"><text:s text:c="5"/>27 root <text:s text:c="5"/>20 <text:s text:c="2"/>0 <text:s text:c="6"/>0 <text:s text:c="5"/>0 <text:s text:c="5"/>0 S <text:s text:c="2"/>0,0 <text:s text:c="2"/>0,0 <text:s text:c="2"/>0:00.03 ksoftirqd/1 <text:s text:c="101"/></text:p>
      <text:p text:style-name="P7"><text:s text:c="5"/>29 root <text:s text:c="6"/>0 -20 <text:s text:c="6"/>0 <text:s text:c="5"/>0 <text:s text:c="5"/>0 I <text:s text:c="2"/>0,0 <text:s text:c="2"/>0,0 <text:s text:c="2"/>0:00.00 kworker/1:0H-events_highpri <text:s text:c="85"/></text:p>
      <text:p text:style-name="P7"><text:s text:c="5"/>30 root <text:s text:c="5"/>20 <text:s text:c="2"/>0 <text:s text:c="6"/>0 <text:s text:c="5"/>0 <text:s text:c="5"/>0 S <text:s text:c="2"/>0,0 <text:s text:c="2"/>0,0 <text:s text:c="2"/>0:00.00 cpuhp/2 <text:s text:c="105"/></text:p>
      <text:p text:style-name="P7"><text:s text:c="5"/>31 root <text:s text:c="4"/>-51 <text:s text:c="2"/>0 <text:s text:c="6"/>0 <text:s text:c="5"/>0 <text:s text:c="5"/>0 S <text:s text:c="2"/>0,0 <text:s text:c="2"/>0,0 <text:s text:c="2"/>0:00.00 idle_inject/2 <text:s text:c="99"/></text:p>
      <text:p text:style-name="P3"><text:span text:style-name="T12"><text:s text:c="5"/>32 root <text:s text:c="5"/>rt <text:s text:c="2"/>0 <text:s text:c="6"/>0 <text:s text:c="5"/>0 <text:s text:c="5"/>0 S <text:s text:c="2"/>0,0 <text:s text:c="2"/>0,0 <text:s text:c="2"/>0:00.16 migration/2 <text:s text:c="2"/></text:span><text:s text:c="99"/></text:p>
      <text:p text:style-name="P3"/>
      <text:p text:style-name="P3"/>
      <text:p text:style-name="P3">19) Listar na tela o login e a pasta home dos últimos 10 usuários cadastrados no sistema (<text:span text:style-name="T2">tail</text:span> e <text:span text:style-name="T2">cut</text:span>)</text:p>
      <text:p text:style-name="P3"/>
      <text:p text:style-name="P7">ifpr@ifpr-HP-402-G1-SFF-Business-PC:~$ tail -n 10 /etc/passwd | cut -d: -f1,6</text:p>
      <text:p text:style-name="P7">gdm:/var/lib/gdm3</text:p>
      <text:p text:style-name="P7">nm-openvpn:/var/lib/openvpn/chroot</text:p>
      <text:p text:style-name="P7">ifpr:/home/ifpr</text:p>
      <text:p text:style-name="P7">mosquitto:/var/lib/mosquitto</text:p>
      <text:p text:style-name="P7">mysql:/nonexistent</text:p>
      <text:p text:style-name="P7">adm-lab:/home/adm-lab</text:p>
      <text:p text:style-name="P7">postgres:/var/lib/postgresql</text:p>
      <text:p text:style-name="P7">swtpm:/var/lib/swtpm</text:p>
      <text:p text:style-name="P7">libvirt-qemu:/var/lib/libvirt</text:p>
      <text:p text:style-name="P7">libvirt-dnsmasq:/var/lib/libvirt/dnsmasq</text:p>
      <text:p text:style-name="P3"/>
      <text:p text:style-name="P3">20) Listar na tela o login e o id de todos os usuários que contém a string <text:span text:style-name="T5">sys</text:span> no login (<text:span text:style-name="T2">grep</text:span> e <text:span text:style-name="T2">cut</text:span>)</text:p>
      <text:p text:style-name="P3"/>
      <text:p text:style-name="P7">ifpr@ifpr-HP-402-G1-SFF-Business-PC:~$ grep "sys" /etc/passwd | cut -d: -f1,3</text:p>
      <text:p text:style-name="P7">sys:3</text:p>
      <text:p text:style-name="P7">systemd-network:998</text:p>
      <text:p text:style-name="P7">systemd-timesync:996</text:p>
      <text:p text:style-name="P7">syslog:102</text:p>
      <text:p text:style-name="P7">systemd-resolve:991</text:p>
      <text:p text:style-name="P7">systemd-oom:990</text:p>
      <text:p text:style-name="P7">sssd:110</text:p>
      <text:p text:style-name="P7">hplip:116</text:p>
      <text:p text:style-name="P3"/>
      <text:p text:style-name="P3">21) Qual o espaço ocupado pela pasta HOME do seu usuário detalhando todas as subpastas (<text:span text:style-name="T2">du</text:span>)?</text:p>
      <text:p text:style-name="P3"/>
      <text:p text:style-name="P7">ifpr@ifpr-HP-402-G1-SFF-Business-PC:~$ du -sh /home/ifpr/*</text:p>
      <text:p text:style-name="P7">3,6G<text:tab/>/home/ifpr/Android</text:p>
      <text:p text:style-name="P7">584K<text:tab/>/home/ifpr/AndroidStudioProjects</text:p>
      <text:p text:style-name="P7">4,0K<text:tab/>/home/ifpr/Área de trabalho</text:p>
      <text:p text:style-name="P7">du: não foi possível ler diretório '/home/ifpr/development': Permissão negada</text:p>
      <text:p text:style-name="P7">4,0K<text:tab/>/home/ifpr/development</text:p>
      <text:p text:style-name="P7">4,0K<text:tab/>/home/ifpr/Documentos</text:p>
      <text:p text:style-name="P7">151M<text:tab/>/home/ifpr/Downloads</text:p>
      <text:p text:style-name="P7">27M<text:tab/>/home/ifpr/eclipse</text:p>
      <text:p text:style-name="P7">892K<text:tab/>/home/ifpr/eclipse-workspace</text:p>
      <text:p text:style-name="P7">132K<text:tab/>/home/ifpr/erros</text:p>
      <text:p text:style-name="P7"><text:soft-page-break/>2,3G<text:tab/>/home/ifpr/flutter</text:p>
      <text:p text:style-name="P7">202M<text:tab/>/home/ifpr/IHMC CmapTools</text:p>
      <text:p text:style-name="P7">4,0K<text:tab/>/home/ifpr/IIRC</text:p>
      <text:p text:style-name="P7">292K<text:tab/>/home/ifpr/Imagens</text:p>
      <text:p text:style-name="P7">4,0K<text:tab/>/home/ifpr/lista2</text:p>
      <text:p text:style-name="P7">4,0K<text:tab/>/home/ifpr/Modelos</text:p>
      <text:p text:style-name="P7">4,0K<text:tab/>/home/ifpr/Músicas</text:p>
      <text:p text:style-name="P7">4,0K<text:tab/>/home/ifpr/Público</text:p>
      <text:p text:style-name="P7">4,0K<text:tab/>/home/ifpr/saida</text:p>
      <text:p text:style-name="P7">4,0K<text:tab/>/home/ifpr/Scratch</text:p>
      <text:p text:style-name="P7">859M<text:tab/>/home/ifpr/snap</text:p>
      <text:p text:style-name="P7">36K<text:tab/>/home/ifpr/textos</text:p>
      <text:p text:style-name="P7">12K<text:tab/>/home/ifpr/trabalho</text:p>
      <text:p text:style-name="P7">4,0K<text:tab/>/home/ifpr/Vídeos</text:p>
      <text:p text:style-name="P7">788K<text:tab/>/home/ifpr/VirtualBox VMs</text:p>
      <text:p text:style-name="P3"/>
      <text:p text:style-name="P3">22) Qual o espaço livre no filesystem /home (<text:span text:style-name="T2">df</text:span>)?</text:p>
      <text:p text:style-name="P3"/>
      <text:p text:style-name="P7">ifpr@ifpr-HP-402-G1-SFF-Business-PC:~$ df -h /home</text:p>
      <text:p text:style-name="P7">Sist. Arq. <text:s text:c="5"/>Tam. Usado Disp. Uso% Montado em</text:p>
      <text:p text:style-name="P7">/dev/sda8 <text:s text:c="6"/>274G <text:s text:c="2"/>28G <text:s/>233G <text:s/>11% /hom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19T17:43:22.641745300</meta:creation-date>
    <dc:date>2025-08-11T17:23:59.908471098</dc:date>
    <meta:editing-cycles>12</meta:editing-cycles>
    <meta:editing-duration>PT5H23M2S</meta:editing-duration>
    <meta:generator>LibreOffice/24.2.7.2$Linux_X86_64 LibreOffice_project/420$Build-2</meta:generator>
    <meta:document-statistic meta:table-count="0" meta:image-count="0" meta:object-count="0" meta:page-count="7" meta:paragraph-count="245" meta:word-count="1817" meta:character-count="18991" meta:non-whitespace-character-count="11950"/>
  </office:meta>
</office:document-meta>
</file>